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, This is new test file</text:p>
      <text:p text:style-name="P1">Hi, how are you. Hope you are in go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date>2020-06-19T13:55:18</dc:date>
    <meta:editing-duration>PT21S</meta:editing-duration>
    <meta:editing-cycles>2</meta:editing-cycles>
    <meta:document-statistic meta:table-count="0" meta:image-count="0" meta:object-count="0" meta:page-count="1" meta:paragraph-count="2" meta:word-count="16" meta:character-count="64"/>
  </office:meta>
</office:document-meta>
</file>